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1mm"/>
    </style:style>
    <style:style style:name="co4" style:family="table-column">
      <style:table-column-properties fo:break-before="auto" style:column-width="7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8f93c7"/>
    </style:style>
    <style:style style:name="ce4" style:family="table-cell" style:parent-style-name="Default">
      <style:table-cell-properties fo:background-color="#bce4e5"/>
    </style:style>
    <style:style style:name="ce5" style:family="table-cell" style:parent-style-name="Default">
      <style:table-cell-properties fo:background-color="#fcd4d1"/>
    </style:style>
    <style:style style:name="ce6" style:family="table-cell" style:parent-style-name="Default">
      <style:table-cell-properties fo:background-color="#00aaad"/>
    </style:style>
    <style:style style:name="ce7" style:family="table-cell" style:parent-style-name="Default">
      <style:table-cell-properties fo:background-color="#ffe5ca"/>
    </style:style>
    <style:style style:name="ce8" style:family="table-cell" style:parent-style-name="Default">
      <style:table-cell-properties fo:background-color="#5e8ac7"/>
    </style:style>
    <style:style style:name="ce9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ipo Consulta</text:p>
          </table:table-cell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Trigger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/login</text:p>
          </table:table-cell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Select</text:p>
          </table:table-cell>
          <table:table-cell table:style-name="ce2" office:value-type="string" calcext:value-type="string">
            <text:p>Correo</text:p>
          </table:table-cell>
          <table:table-cell table:style-name="ce2" office:value-type="string" calcext:value-type="string">
            <text:p>Verificación de credenciales.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ontraseña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/add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erificación de disponibilidad de corre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pellid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x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acimient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rre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traseñ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rrer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niversida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elul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to</text:p>
          </table:table-cell>
          <table:table-cell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>
            <text:p>/infoUser/:id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SELECT</text:p>
          </table:table-cell>
          <table:table-cell table:style-name="ce4" table:number-columns-repeated="2"/>
          <table:table-cell/>
          <table:table-cell office:value-type="float" office:value="6555088" calcext:value-type="float">
            <text:p>6555088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>
            <text:p>/publicaciones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SELECT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>
            <text:p>/misPublicacion/:id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SELECT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>
            <text:p>/addPublicacion/:id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Verificación de no repeticion nombre e id</text:p>
          </table:table-cell>
          <table:table-cell table:number-columns-repeated="1019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descripcion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precio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usuario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imagen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8" office:value-type="string" calcext:value-type="string">
            <text:p>/editPublicacion/:id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UPDATE</text:p>
          </table:table-cell>
          <table:table-cell table:style-name="ce8" office:value-type="string" calcext:value-type="string">
            <text:p>Id_publicacio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Nombr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descripcio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preci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usuario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8" table:number-columns-repeated="3"/>
          <table:table-cell table:style-name="ce8" office:value-type="string" calcext:value-type="string">
            <text:p>imagen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9" office:value-type="string" calcext:value-type="string">
            <text:p>/borrarPublicacion/:id</text:p>
          </table:table-cell>
          <table:table-cell table:number-columns-repeated="2" table:style-name="ce9" office:value-type="string" calcext:value-type="string">
            <text:p>DELETE</text:p>
          </table:table-cell>
          <table:table-cell table:style-name="ce9" office:value-type="string" calcext:value-type="string">
            <text:p>Id_publicacion</text:p>
          </table:table-cell>
          <table:table-cell table:style-name="ce9" office:value-type="string" calcext:value-type="string">
            <text:p>Cambia el estado de la publicacion a FALS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14:47.090026630</meta:creation-date>
    <dc:date>2019-10-17T23:04:45.439910483</dc:date>
    <meta:editing-duration>PT11H15M56S</meta:editing-duration>
    <meta:editing-cycles>1</meta:editing-cycles>
    <meta:document-statistic meta:table-count="1" meta:cell-count="58" meta:object-count="0"/>
    <meta:generator>LibreOffice/6.0.7.3$Linux_X86_64 LibreOffice_project/00m0$Build-3</meta:generator>
  </office:meta>
</office:document-meta>
</file>